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5-02-03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2384" calcext:value-type="float">
            <text:p>159.2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4-02-06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80176" calcext:value-type="float">
            <text:p>158.3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3-0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3692" calcext:value-type="float">
            <text:p>158.2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2-02-08 0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05144" calcext:value-type="float">
            <text:p>158.5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1-10-1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59496" calcext:value-type="float">
            <text:p>160.5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1-02-09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94376" calcext:value-type="float">
            <text:p>157.6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20-02-03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84064" calcext:value-type="float">
            <text:p>157.4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9-10-2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78496" calcext:value-type="float">
            <text:p>160.1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9-02-05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27704" calcext:value-type="float">
            <text:p>156.1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8-10-1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176" calcext:value-type="float">
            <text:p>158.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8-07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43016" calcext:value-type="float">
            <text:p>158.2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8-02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92296" calcext:value-type="float">
            <text:p>156.2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8-02-08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95344" calcext:value-type="float">
            <text:p>156.2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7-10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7376" calcext:value-type="float">
            <text:p>158.8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7-04-1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05912" calcext:value-type="float">
            <text:p>155.5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6-10-24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15" calcext:value-type="float">
            <text:p>158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6-07-1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27776" calcext:value-type="float">
            <text:p>158.2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6-04-1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2008" calcext:value-type="float">
            <text:p>155.5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6-02-16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1904" calcext:value-type="float">
            <text:p>155.4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6-02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5-10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5-07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28488" calcext:value-type="float">
            <text:p>157.8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5-04-20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10256" calcext:value-type="float">
            <text:p>155.2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5-02-12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72184" calcext:value-type="float">
            <text:p>153.8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5-02-0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8696" calcext:value-type="float">
            <text:p>154.1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4-10-2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18176" calcext:value-type="float">
            <text:p>157.6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4-07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73552" calcext:value-type="float">
            <text:p>155.6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4-02-14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9392" calcext:value-type="float">
            <text:p>152.8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3-12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3872" calcext:value-type="float">
            <text:p>154.4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3-10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096" calcext:value-type="float">
            <text:p>156.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3-02-1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04" calcext:value-type="float">
            <text:p>151.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2-08-2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2-07-27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38784" calcext:value-type="float">
            <text:p>153.3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2-02-16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37616" calcext:value-type="float">
            <text:p>153.1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1-09-09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9072" calcext:value-type="float">
            <text:p>154.1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1-05-09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6208" calcext:value-type="float">
            <text:p>151.0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1-02-2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5752" calcext:value-type="float">
            <text:p>150.4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0-11-16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3444" calcext:value-type="float">
            <text:p>153.6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0-08-2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632" calcext:value-type="float">
            <text:p>153.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0-05-10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8748" calcext:value-type="float">
            <text:p>151.2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10-03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1064" calcext:value-type="float">
            <text:p>148.7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9-09-2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1272" calcext:value-type="float">
            <text:p>152.6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9-06-09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4504" calcext:value-type="float">
            <text:p>149.5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4496" calcext:value-type="float">
            <text:p>147.2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8-12-08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4152" calcext:value-type="float">
            <text:p>149.0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8-10-0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32032" calcext:value-type="float">
            <text:p>151.1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8-05-0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3136" calcext:value-type="float">
            <text:p>147.7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8-02-2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0588" calcext:value-type="float">
            <text:p>146.1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7-12-04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25536" calcext:value-type="float">
            <text:p>147.9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7-10-02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7744" calcext:value-type="float">
            <text:p>148.8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7-07-30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0336" calcext:value-type="float">
            <text:p>148.2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7-06-21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7-02-2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44" calcext:value-type="float">
            <text:p>145.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6-12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316" calcext:value-type="float">
            <text:p>147.2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6-10-2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6-10-2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2088" calcext:value-type="float">
            <text:p>148.5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6-08-0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6-05-3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9864" calcext:value-type="float">
            <text:p>146.7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6-02-0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0912" calcext:value-type="float">
            <text:p>145.9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5-11-10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44864" calcext:value-type="float">
            <text:p>148.6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5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5-07-1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8816" calcext:value-type="float">
            <text:p>147.4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5-04-25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5152" calcext:value-type="float">
            <text:p>145.6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5-02-25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4-12-1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49136" calcext:value-type="float">
            <text:p>146.2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0672" calcext:value-type="float">
            <text:p>147.8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4-08-11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9128" calcext:value-type="float">
            <text:p>147.7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4-06-01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0304" calcext:value-type="float">
            <text:p>146.4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4-04-19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0872" calcext:value-type="float">
            <text:p>145.6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4-02-2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3-11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744" calcext:value-type="float">
            <text:p>147.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3-08-1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5224" calcext:value-type="float">
            <text:p>147.7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3-05-14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9848" calcext:value-type="float">
            <text:p>145.8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3-04-02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196" calcext:value-type="float">
            <text:p>145.2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3-02-2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8224" calcext:value-type="float">
            <text:p>145.0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2-10-2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0392" calcext:value-type="float">
            <text:p>149.4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2-07-1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2-03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3112" calcext:value-type="float">
            <text:p>144.5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2-02-20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2-01-2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816" calcext:value-type="float">
            <text:p>145.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1-02-2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8568" calcext:value-type="float">
            <text:p>143.2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2000-02-28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3688" calcext:value-type="float">
            <text:p>142.2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99-02-25 0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88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87-02-19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86-11-12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86-02-1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85-02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84-0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33</text:p>
          </table:table-cell>
          <table:table-cell office:value-type="string" calcext:value-type="string">
            <text:p>1971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1" meta:object-count="0"/>
    <meta:user-defined meta:name="AppVersion">3.0</meta:user-defined>
  </office:meta>
</office:document-meta>
</file>